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MySQL Workbench Forward Engineering</text:p>
      <text:p text:style-name="Standard"/>
      <text:p text:style-name="Standard">SET @OLD_UNIQUE_CHECKS=@@UNIQUE_CHECKS, UNIQUE_CHECKS=0;</text:p>
      <text:p text:style-name="Standard">SET @OLD_FOREIGN_KEY_CHECKS=@@FOREIGN_KEY_CHECKS, FOREIGN_KEY_CHECKS=0;</text:p>
      <text:p text:style-name="Standard">SET @OLD_SQL_MODE=@@SQL_MODE, SQL_MODE='ONLY_FULL_GROUP_BY,STRICT_TRANS_TABLES,NO_ZERO_IN_DATE,NO_ZERO_DATE,ERROR_FOR_DIVISION_BY_ZERO,NO_ENGINE_SUBSTITUTION';</text:p>
      <text:p text:style-name="Standard"/>
      <text:p text:style-name="Standard">-- -----------------------------------------------------</text:p>
      <text:p text:style-name="Standard">-- Schema Recetario</text:p>
      <text:p text:style-name="Standard">-- -----------------------------------------------------</text:p>
      <text:p text:style-name="Standard"/>
      <text:p text:style-name="Standard">-- -----------------------------------------------------</text:p>
      <text:p text:style-name="Standard">-- Schema Recetario</text:p>
      <text:p text:style-name="Standard">-- -----------------------------------------------------</text:p>
      <text:p text:style-name="Standard">CREATE SCHEMA IF NOT EXISTS `Recetario` DEFAULT CHARACTER SET utf8 ;</text:p>
      <text:p text:style-name="Standard">USE `Recetario` ;</text:p>
      <text:p text:style-name="Standard"/>
      <text:p text:style-name="Standard">-- -----------------------------------------------------</text:p>
      <text:p text:style-name="Standard">-- Table `Recetario`.`Autor`</text:p>
      <text:p text:style-name="Standard">-- -----------------------------------------------------</text:p>
      <text:p text:style-name="Standard">CREATE TABLE IF NOT EXISTS `Recetario`.`Autor` (</text:p>
      <text:p text:style-name="Standard"><text:s text:c="2"/>`idAutor` INT NOT NULL,</text:p>
      <text:p text:style-name="Standard"><text:s text:c="2"/>`nombre` VARCHAR(20) NOT NULL,</text:p>
      <text:p text:style-name="Standard"><text:s text:c="2"/>`apellido` VARCHAR(20) NULL,</text:p>
      <text:p text:style-name="Standard"><text:s text:c="2"/>`usuario` VARCHAR(20) NULL,</text:p>
      <text:p text:style-name="Standard"><text:s text:c="2"/>PRIMARY KEY (`idAutor`)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Recetario`.`Recetas`</text:p>
      <text:p text:style-name="Standard">-- -----------------------------------------------------</text:p>
      <text:p text:style-name="Standard">CREATE TABLE IF NOT EXISTS `Recetario`.`Recetas` (</text:p>
      <text:p text:style-name="Standard"><text:s text:c="2"/>`idRecetas` INT NOT NULL,</text:p>
      <text:p text:style-name="Standard"><text:s text:c="2"/>`fecha` DATE NULL,</text:p>
      <text:p text:style-name="Standard"><text:s text:c="2"/>`nombre` VARCHAR(20) NULL,</text:p>
      <text:p text:style-name="Standard"><text:s text:c="2"/>`tiempo` VARCHAR(20) NULL,</text:p>
      <text:p text:style-name="Standard"><text:s text:c="2"/>`calorias` INT NULL,</text:p>
      <text:p text:style-name="Standard"><text:s text:c="2"/>`id_autor` INT NOT NULL,</text:p>
      <text:p text:style-name="Standard"><text:s text:c="2"/>PRIMARY KEY (`idRecetas`, `id_autor`),</text:p>
      <text:p text:style-name="Standard"><text:s text:c="2"/>INDEX `fk_recetas_autor_idx` (`id_autor` ASC) VISIBLE,</text:p>
      <text:p text:style-name="Standard"><text:s text:c="2"/>CONSTRAINT `fk_recetas_autor`</text:p>
      <text:p text:style-name="Standard"><text:s text:c="4"/>FOREIGN KEY (`id_autor`)</text:p>
      <text:p text:style-name="Standard"><text:s text:c="4"/>REFERENCES `Recetario`.`Autor` (`idAutor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<text:soft-page-break/>-- Table `Recetario`.`Ingredientes`</text:p>
      <text:p text:style-name="Standard">-- -----------------------------------------------------</text:p>
      <text:p text:style-name="Standard">CREATE TABLE IF NOT EXISTS `Recetario`.`Ingredientes` (</text:p>
      <text:p text:style-name="Standard"><text:s text:c="2"/>`idIngredientes` INT NOT NULL,</text:p>
      <text:p text:style-name="Standard"><text:s text:c="2"/>`nombre` VARCHAR(20) NULL,</text:p>
      <text:p text:style-name="Standard"><text:s text:c="2"/>`tipo` VARCHAR(20) NULL,</text:p>
      <text:p text:style-name="Standard"><text:s text:c="2"/>PRIMARY KEY (`idIngredientes`))</text:p>
      <text:p text:style-name="Standard">ENGINE = InnoDB;</text:p>
      <text:p text:style-name="Standard"/>
      <text:p text:style-name="Standard"/>
      <text:p text:style-name="Standard">-- -----------------------------------------------------</text:p>
      <text:p text:style-name="Standard">-- Table `Recetario`.`Contiene`</text:p>
      <text:p text:style-name="Standard">-- -----------------------------------------------------</text:p>
      <text:p text:style-name="Standard">CREATE TABLE IF NOT EXISTS `Recetario`.`Contiene` (</text:p>
      <text:p text:style-name="Standard"><text:s text:c="2"/>`idReceta` INT NOT NULL,</text:p>
      <text:p text:style-name="Standard"><text:s text:c="2"/>`idIngrediente` INT NOT NULL,</text:p>
      <text:p text:style-name="Standard"><text:s text:c="2"/>`cantidad` DECIMAL(2) NULL,</text:p>
      <text:p text:style-name="Standard"><text:s text:c="2"/>`unidades` VARCHAR(20) NULL,</text:p>
      <text:p text:style-name="Standard"><text:s text:c="2"/>PRIMARY KEY (`idReceta`, `idIngrediente`),</text:p>
      <text:p text:style-name="Standard"><text:s text:c="2"/>INDEX `fk_contiene_ingredientes_idx` (`idIngrediente` ASC) VISIBLE,</text:p>
      <text:p text:style-name="Standard"><text:s text:c="2"/>CONSTRAINT `fk_recetas_contiene`</text:p>
      <text:p text:style-name="Standard"><text:s text:c="4"/>FOREIGN KEY (`idReceta`)</text:p>
      <text:p text:style-name="Standard"><text:s text:c="4"/>REFERENCES `Recetario`.`Recetas` (`idRecetas`)</text:p>
      <text:p text:style-name="Standard"><text:s text:c="4"/>ON DELETE NO ACTION</text:p>
      <text:p text:style-name="Standard"><text:s text:c="4"/>ON UPDATE NO ACTION,</text:p>
      <text:p text:style-name="Standard"><text:s text:c="2"/>CONSTRAINT `fk_contiene_ingredientes`</text:p>
      <text:p text:style-name="Standard"><text:s text:c="4"/>FOREIGN KEY (`idIngrediente`)</text:p>
      <text:p text:style-name="Standard"><text:s text:c="4"/>REFERENCES `Recetario`.`Ingredientes` (`idIngredientes`)</text:p>
      <text:p text:style-name="Standard"><text:s text:c="4"/>ON DELETE NO ACTION</text:p>
      <text:p text:style-name="Standard"><text:s text:c="4"/>ON UPDATE NO ACTION)</text:p>
      <text:p text:style-name="Standard">ENGINE = InnoDB;</text:p>
      <text:p text:style-name="Standard"/>
      <text:p text:style-name="Standard"/>
      <text:p text:style-name="Standard">SET SQL_MODE=@OLD_SQL_MODE;</text:p>
      <text:p text:style-name="Standard">SET FOREIGN_KEY_CHECKS=@OLD_FOREIGN_KEY_CHECKS;</text:p>
      <text:p text:style-name="Standard">SET UNIQUE_CHECKS=@OLD_UNIQUE_CHECK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0$Win32 OpenOffice.org_project/4110m2$Build-9807</meta:generator>
    <dc:date>2022-08-03T12:09:10.29</dc:date>
    <meta:document-statistic meta:table-count="0" meta:image-count="0" meta:object-count="0" meta:page-count="2" meta:paragraph-count="73" meta:word-count="246" meta:character-count="2849"/>
    <dc:creator>Carlos Alberto Ortiz Mendoza</dc:creator>
    <meta:user-defined meta:name="Info 1"/>
    <meta:user-defined meta:name="Info 2"/>
    <meta:user-defined meta:name="Info 3"/>
    <meta:user-defined meta:name="Info 4"/>
  </office:meta>
</office:document-meta>
</file>